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Table1" style:family="table">
      <style:table-properties style:width="7.0278in" fo:margin-left="0.0208in" fo:margin-top="0in" fo:margin-bottom="0in" table:align="left" style:writing-mode="lr-tb"/>
    </style:style>
    <style:style style:name="Table1.A" style:family="table-column">
      <style:table-column-properties style:column-width="7.027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3pt solid #000000" fo:border-right="3pt solid #000000" fo:border-top="3pt solid #000000" fo:border-bottom="0.5pt solid #000000" style:writing-mode="lr-tb"/>
    </style:style>
    <style:style style:name="Table1.A2" style:family="table-cell">
      <style:table-cell-properties fo:padding-left="0.075in" fo:padding-right="0.075in" fo:padding-top="0in" fo:padding-bottom="0in" fo:border-left="3pt solid #000000" fo:border-right="3pt solid #000000" fo:border-top="3pt solid #000000" fo:border-bottom="1.5pt solid #000000" style:writing-mode="lr-tb"/>
    </style:style>
    <style:style style:name="Table1.A3" style:family="table-cell">
      <style:table-cell-properties fo:padding-left="0.075in" fo:padding-right="0.075in" fo:padding-top="0in" fo:padding-bottom="0in" fo:border-left="3pt solid #000000" fo:border-right="3pt solid #000000" fo:border-top="1.5pt solid #000000" fo:border-bottom="0.75pt solid #000000" style:writing-mode="lr-tb"/>
    </style:style>
    <style:style style:name="Table1.A4" style:family="table-cell">
      <style:table-cell-properties fo:padding-left="0.075in" fo:padding-right="0.075in" fo:padding-top="0in" fo:padding-bottom="0in" fo:border-left="3pt solid #000000" fo:border-right="3pt solid #000000" fo:border-top="0.75pt solid #000000" fo:border-bottom="0.75pt solid #000000" style:writing-mode="lr-tb"/>
    </style:style>
    <style:style style:name="Table1.A7" style:family="table-cell">
      <style:table-cell-properties fo:padding-left="0.075in" fo:padding-right="0.075in" fo:padding-top="0in" fo:padding-bottom="0in" fo:border-left="3pt solid #000000" fo:border-right="3pt solid #000000" fo:border-top="0.75pt solid #000000" fo:border-bottom="1.5pt solid #000000" style:writing-mode="lr-tb"/>
    </style:style>
    <style:style style:name="Table1.A13" style:family="table-cell">
      <style:table-cell-properties fo:padding-left="0.075in" fo:padding-right="0.075in" fo:padding-top="0in" fo:padding-bottom="0in" fo:border-left="3pt solid #000000" fo:border-right="3pt solid #000000" fo:border-top="0.75pt solid #000000" fo:border-bottom="3pt solid #000000" style:writing-mode="lr-tb"/>
    </style:style>
    <style:style style:name="Table1.A15" style:family="table-cell">
      <style:table-cell-properties fo:padding-left="0.075in" fo:padding-right="0.075in" fo:padding-top="0in" fo:padding-bottom="0in" fo:border-left="3pt solid #000000" fo:border-right="3pt solid #000000" fo:border-top="0.5pt solid #000000" fo:border-bottom="0.5pt solid #000000" style:writing-mode="lr-tb"/>
    </style:style>
    <style:style style:name="Table1.A16" style:family="table-cell">
      <style:table-cell-properties fo:padding-left="0.075in" fo:padding-right="0.075in" fo:padding-top="0in" fo:padding-bottom="0in" fo:border-left="3pt solid #000000" fo:border-right="3pt solid #000000" fo:border-top="0.5pt solid #000000" fo:border-bottom="3pt solid #000000" style:writing-mode="lr-tb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language="cs" fo:country="CZ" style:letter-kerning="false" style:language-asian="cs" style:country-asian="CZ" style:font-size-complex="11pt" style:language-complex="ar" style:country-complex="SA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language="cs" fo:country="CZ" officeooo:rsid="001a35ba" officeooo:paragraph-rsid="001a35ba" style:letter-kerning="false" style:language-asian="cs" style:country-asian="CZ" style:font-size-complex="11pt" style:language-complex="ar" style:country-complex="SA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language="cs" fo:country="CZ" style:text-underline-style="solid" style:text-underline-width="auto" style:text-underline-color="font-color" style:letter-kerning="false" style:language-asian="cs" style:country-asian="CZ" style:font-size-complex="11pt" style:language-complex="ar" style:country-complex="SA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language="cs" fo:country="CZ" style:text-underline-style="solid" style:text-underline-width="auto" style:text-underline-color="font-color" officeooo:rsid="001a35ba" style:letter-kerning="false" style:language-asian="cs" style:country-asian="CZ" style:font-size-complex="11pt" style:language-complex="ar" style:country-complex="SA"/>
    </style:style>
    <style:style style:name="P5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0pt" fo:language="cs" fo:country="CZ" fo:font-weight="bold" style:letter-kerning="false" style:font-size-asian="10pt" style:language-asian="cs" style:country-asian="CZ" style:font-weight-asian="bold" style:font-size-complex="10pt" style:language-complex="ar" style:country-complex="SA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orphans="2" fo:widows="2" fo:text-indent="0in" style:auto-text-indent="false"/>
      <style:text-properties fo:font-size="10pt" fo:language="cs" fo:country="CZ" style:letter-kerning="false" style:font-size-asian="10pt" style:language-asian="cs" style:country-asian="CZ" style:font-size-complex="10pt" style:language-complex="ar" style:country-complex="SA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indent="0in" style:auto-text-indent="false"/>
      <style:text-properties fo:font-size="10pt" style:font-size-asian="10pt" style:font-size-complex="10pt"/>
    </style:style>
    <style:style style:name="T1" style:family="text">
      <style:text-properties fo:font-size="10pt" fo:font-weight="bold" style:font-size-asian="10pt" style:font-weight-asian="bold" style:font-size-complex="10pt"/>
    </style:style>
    <style:style style:name="T2" style:family="text">
      <style:text-properties fo:font-size="10pt" fo:font-weight="bold" officeooo:rsid="001a35ba" style:font-size-asian="10pt" style:font-weight-asian="bold" style:font-size-complex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officeooo:rsid="001a35ba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 loext:marker-style-name="T1"><text:span text:style-name="T1">Jára Cimrman, Ladislav Smoljak, Zdeněk Svěrák – Dobytí severního pólu</text:span></text:p>
            <text:p text:style-name="P5" loext:marker-style-name="T1"/>
          </table:table-cell>
        </table:table-row>
        <table:table-row table:style-name="Table1.1">
          <table:table-cell table:style-name="Table1.A2" office:value-type="string">
            <text:p text:style-name="P1" loext:marker-style-name="T1"><text:span text:style-name="T2">A</text:span><text:span text:style-name="T1">nalýza uměleckého textu</text:span></text:p>
          </table:table-cell>
        </table:table-row>
        <table:table-row table:style-name="Table1.1">
          <table:table-cell table:style-name="Table1.A3" office:value-type="string">
            <text:p text:style-name="P1" loext:marker-style-name="T3"><text:span text:style-name="T3">I. část:</text:span><text:span text:style-name="T3"/></text:p>
          </table:table-cell>
        </table:table-row>
        <table:table-row table:style-name="Table1.1">
          <table:table-cell table:style-name="Table1.A4" office:value-type="string">
            <text:p text:style-name="P3"><text:span text:style-name="T4">D</text:span><text:span text:style-name="T3">ramatický žánr</text:span></text:p>
            <text:p text:style-name="P6" loext:marker-style-name="T3"/>
          </table:table-cell>
        </table:table-row>
        <table:table-row table:style-name="Table1.1">
          <table:table-cell table:style-name="Table1.A4" office:value-type="string">
            <text:p text:style-name="P3"><text:span text:style-name="T4">T</text:span><text:span text:style-name="T3">éma a motivy</text:span></text:p>
            <text:p text:style-name="P6" loext:marker-style-name="T3"/>
          </table:table-cell>
        </table:table-row>
        <table:table-row table:style-name="Table1.1">
          <table:table-cell table:style-name="Table1.A4" office:value-type="string">
            <text:p text:style-name="P3"><text:span text:style-name="T4">Č</text:span><text:span text:style-name="T3">asoprostor</text:span></text:p>
            <text:p text:style-name="P6" loext:marker-style-name="T3"/>
            <text:p text:style-name="P6" loext:marker-style-name="T3"/>
          </table:table-cell>
        </table:table-row>
        <table:table-row table:style-name="Table1.1">
          <table:table-cell table:style-name="Table1.A7" office:value-type="string">
            <text:p text:style-name="P3"><text:span text:style-name="T4">K</text:span><text:span text:style-name="T3">ompoziční výstavba</text:span></text:p>
            <text:p text:style-name="P6" loext:marker-style-name="T3"/>
            <text:p text:style-name="P6" loext:marker-style-name="T3"/>
          </table:table-cell>
        </table:table-row>
        <table:table-row table:style-name="Table1.1">
          <table:table-cell table:style-name="Table1.A3" office:value-type="string">
            <text:p text:style-name="P1" loext:marker-style-name="T3"><text:span text:style-name="T3">II. část:</text:span><text:span text:style-name="T3"/></text:p>
          </table:table-cell>
        </table:table-row>
        <table:table-row table:style-name="Table1.1">
          <table:table-cell table:style-name="Table1.A4" office:value-type="string">
            <text:p text:style-name="P3"><text:span text:style-name="T4">P</text:span><text:span text:style-name="T3">ostavy</text:span></text:p>
            <text:p text:style-name="P6" loext:marker-style-name="T3"/>
            <text:p text:style-name="P6" loext:marker-style-name="T3"/>
            <text:p text:style-name="P6" loext:marker-style-name="T3"/>
          </table:table-cell>
        </table:table-row>
        <table:table-row table:style-name="Table1.1">
          <table:table-cell table:style-name="Table1.A7" office:value-type="string">
            <text:p text:style-name="P3"><text:span text:style-name="T4">T</text:span><text:span text:style-name="T3">ypy promluv</text:span></text:p>
            <text:p text:style-name="P6" loext:marker-style-name="T3"/>
            <text:p text:style-name="P6" loext:marker-style-name="T3"/>
            <text:p text:style-name="P6" loext:marker-style-name="T3"/>
          </table:table-cell>
        </table:table-row>
        <table:table-row table:style-name="Table1.1">
          <table:table-cell table:style-name="Table1.A3" office:value-type="string">
            <text:p text:style-name="P1" loext:marker-style-name="T3"><text:span text:style-name="T3">III. část:</text:span><text:span text:style-name="T3"/></text:p>
          </table:table-cell>
        </table:table-row>
        <table:table-row table:style-name="Table1.1">
          <table:table-cell table:style-name="Table1.A4" office:value-type="string">
            <text:p text:style-name="P4"><text:span text:style-name="T4">J</text:span><text:span text:style-name="T3">azykové prostředky a jejich funkce</text:span></text:p>
            <text:p text:style-name="P6" loext:marker-style-name="T3"/>
            <text:p text:style-name="P6" loext:marker-style-name="T3"/>
            <text:p text:style-name="P6" loext:marker-style-name="T3"/>
            <text:p text:style-name="P6" loext:marker-style-name="T3"/>
            <text:p text:style-name="P6" loext:marker-style-name="T3"/>
          </table:table-cell>
        </table:table-row>
        <table:table-row table:style-name="Table1.1">
          <table:table-cell table:style-name="Table1.A13" office:value-type="string">
            <text:p text:style-name="P3"><text:span text:style-name="T4">U</text:span><text:span text:style-name="T3">mělecké prostředky a jejich funkce</text:span></text:p>
            <text:p text:style-name="P6" loext:marker-style-name="T3"/>
            <text:p text:style-name="P6" loext:marker-style-name="T3"/>
            <text:p text:style-name="P6" loext:marker-style-name="T3"/>
            <text:p text:style-name="P6" loext:marker-style-name="T3"/>
            <text:p text:style-name="P6" loext:marker-style-name="T3"/>
            <text:p text:style-name="P6" loext:marker-style-name="T3"/>
            <text:p text:style-name="P6" loext:marker-style-name="T3"/>
          </table:table-cell>
        </table:table-row>
        <table:table-row table:style-name="Table1.1">
          <table:table-cell table:style-name="Table1.A1" office:value-type="string">
            <text:p text:style-name="P1" loext:marker-style-name="T1"><text:span text:style-name="T2">L</text:span><text:span text:style-name="T1">iterárněhistorický kontext</text:span></text:p>
          </table:table-cell>
        </table:table-row>
        <table:table-row table:style-name="Table1.1">
          <table:table-cell table:style-name="Table1.A15" office:value-type="string">
            <text:p text:style-name="P3"><text:span text:style-name="T4">K</text:span><text:span text:style-name="T3">ontext autorovy tvorby</text:span></text:p>
            <text:p text:style-name="P6" loext:marker-style-name="T3"/>
            <text:p text:style-name="P6" loext:marker-style-name="T3"/>
            <text:p text:style-name="P6" loext:marker-style-name="T3"/>
            <text:p text:style-name="P6" loext:marker-style-name="T3"/>
            <text:p text:style-name="P6" loext:marker-style-name="T3"/>
            <text:p text:style-name="P6" loext:marker-style-name="T3"/>
            <text:p text:style-name="P6" loext:marker-style-name="T3"/>
          </table:table-cell>
        </table:table-row>
        <table:table-row table:style-name="Table1.1">
          <table:table-cell table:style-name="Table1.A16" office:value-type="string">
            <text:p text:style-name="P3"><text:span text:style-name="T4">L</text:span><text:span text:style-name="T3">iterární/obecně kulturní kontext</text:span></text:p>
            <text:p text:style-name="P6" loext:marker-style-name="T3"/>
            <text:p text:style-name="P6" loext:marker-style-name="T3"/>
            <text:p text:style-name="P6" loext:marker-style-name="T3"/>
            <text:p text:style-name="P6" loext:marker-style-name="T3"/>
            <text:p text:style-name="P6" loext:marker-style-name="T3"/>
            <text:p text:style-name="P6" loext:marker-style-name="T3"/>
            <text:p text:style-name="P6" loext:marker-style-name="T3"/>
          </table:table-cell>
        </table:table-row>
        <table:table-row table:style-name="Table1.1">
          <table:table-cell table:style-name="Table1.A16" office:value-type="string">
            <text:p text:style-name="P1" loext:marker-style-name="T1"><text:span text:style-name="T2">H</text:span><text:span text:style-name="T1">odnocení (zdůvodněný názor)</text:span></text:p>
            <text:p text:style-name="P5" loext:marker-style-name="T1"/>
            <text:p text:style-name="P5" loext:marker-style-name="T1"/>
            <text:p text:style-name="P5" loext:marker-style-name="T1"/>
            <text:p text:style-name="P5" loext:marker-style-name="T1"/>
            <text:p text:style-name="P5" loext:marker-style-name="T1"/>
            <text:p text:style-name="P5" loext:marker-style-name="T1"><text:bookmark text:name="_Hlk72391639"/><text:bookmark text:name="_GoBack"/></text:p>
          </table:table-cell>
        </table:table-row>
      </table:table>
      <text:p text:style-name="P7" loext:marker-style-name="T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cs" fo:country="CZ" style:letter-kerning="false" style:font-name-asian="DejaVu Sans" style:font-size-asian="11pt" style:language-asian="cs" style:country-asian="CZ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cs" fo:country="CZ" style:letter-kerning="false" style:font-name-asian="DejaVu Sans" style:font-size-asian="11pt" style:language-asian="cs" style:country-asian="CZ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3811in" fo:margin-right="1.2339in" fo:margin-top="0in" fo:margin-bottom="0.0071in" style:contextual-spacing="false" fo:line-height="103%" fo:text-align="justify" style:justify-single-word="false" fo:orphans="2" fo:widows="2" fo:text-indent="-0.4508in" style:auto-text-indent="false" style:writing-mode="lr-tb"/>
      <style:text-properties fo:color="#000000" loext:opacity="100%" style:font-name="Calibri" fo:font-family="Calibri" style:font-family-generic="roman" style:font-pitch="variable" fo:font-size="15pt" style:font-name-asian="Calibri1" style:font-family-asian="Calibri" style:font-family-generic-asian="system" style:font-pitch-asian="variable" style:font-size-asian="15pt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0.5in" fo:margin-right="1.2339in" fo:margin-top="0in" fo:margin-bottom="0.0071in" style:contextual-spacing="true" fo:text-indent="-0.4508in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0693in" fo:page-height="11.5693in" style:num-format="1" style:print-orientation="portrait" fo:margin-top="0.5in" fo:margin-bottom="0.5in" fo:margin-left="0.5in" fo:margin-right="0.5in" style:writing-mode="lr-tb" style:layout-grid-color="#c0c0c0" style:layout-grid-lines="37" style:layout-grid-base-height="0.2835in" style:layout-grid-ruby-height="0in" style:layout-grid-mode="none" style:layout-grid-ruby-below="false" style:layout-grid-print="false" style:layout-grid-display="false" style:layout-grid-base-width="0.2083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Švarcová Michaela</meta:initial-creator>
    <meta:editing-cycles>6</meta:editing-cycles>
    <meta:creation-date>2021-05-19T12:39:00</meta:creation-date>
    <dc:date>2024-02-08T15:48:25.407180279</dc:date>
    <meta:generator>LibreOffice/7.5.9.2$Linux_X86_64 LibreOffice_project/50$Build-2</meta:generator>
    <meta:editing-duration>PT5M48S</meta:editing-duration>
    <meta:document-statistic meta:table-count="1" meta:image-count="0" meta:object-count="0" meta:page-count="1" meta:paragraph-count="17" meta:word-count="50" meta:character-count="378" meta:non-whitespace-character-count="344"/>
    <meta:user-defined meta:name="AppVersion">16.0000</meta:user-defined>
    <meta:user-defined meta:name="ContentTypeId">0x0101009E22FE4FC7D49346A62492569CB3E212</meta:user-defined>
    <meta:user-defined meta:name="MediaServiceImageTags"/>
    <meta:template xlink:type="simple" xlink:actuate="onRequest" xlink:title="Normal" xlink:href=""/>
  </office:meta>
</office:document-meta>
</file>